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4c4c4c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fo:font-weight="bold" style:font-weight-asian="bold" style:font-weight-complex="bold"/>
    </style:style>
    <style:style style:name="T5" style:family="text">
      <style:text-properties fo:color="#3f7f7f" fo:font-style="italic" style:font-style-asian="italic" style:font-style-complex="italic"/>
    </style:style>
    <style:style style:name="T6" style:family="text">
      <style:text-properties fo:color="#3f7f7f" style:text-underline-style="solid" style:text-underline-width="auto" style:text-underline-color="font-color"/>
    </style:style>
    <style:style style:name="T7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7f007f"/>
    </style:style>
    <style:style style:name="T9" style:family="text">
      <style:text-properties fo:color="#7f007f" style:text-underline-style="solid" style:text-underline-width="auto" style:text-underline-color="font-color"/>
    </style:style>
    <style:style style:name="T10" style:family="text">
      <style:text-properties fo:color="#4c4c4c"/>
    </style:style>
    <style:style style:name="T11" style:family="text">
      <style:text-properties fo:color="#4c4c4c" style:text-underline-style="solid" style:text-underline-width="auto" style:text-underline-color="font-color"/>
    </style:style>
    <style:style style:name="T12" style:family="text">
      <style:text-properties fo:color="#4c4c4c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color="#2a00ff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fo:color="#808080"/>
    </style:style>
    <style:style style:name="T16" style:family="text">
      <style:text-properties fo:color="#3f7f5f"/>
    </style:style>
    <style:style style:name="T17" style:family="text">
      <style:text-properties fo:color="#2a00e1" fo:font-style="italic" style:font-style-asian="italic" style:font-style-complex="italic"/>
    </style:style>
    <style:style style:name="T18" style:family="text">
      <style:text-properties fo:color="#3f5f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?</text:span><text:span text:style-name="T3">xml</text:span> <text:span text:style-name="T8">version</text:span><text:span text:style-name="T10">=</text:span><text:span text:style-name="T14">"1.0"</text:span> <text:span text:style-name="T8">encoding</text:span><text:span text:style-name="T10">=</text:span><text:span text:style-name="T14">"utf-8"</text:span><text:span text:style-name="T1">?&gt;</text:span></text:p>
      <text:p text:style-name="P1"/>
      <text:p text:style-name="P1"><text:span text:style-name="T1">&lt;!</text:span><text:span text:style-name="T3">DOCTYPE</text:span> <text:span text:style-name="T1">html</text:span></text:p>
      <text:p text:style-name="P1"><text:s text:c="3"/><text:span text:style-name="T15">PUBLIC</text:span> <text:span text:style-name="T1">"-//W3C//DTD XHTML 1.0 Transitional//EN"</text:span></text:p>
      <text:p text:style-name="P1"><text:s text:c="3"/><text:span text:style-name="T16">"http://www.w3.org/TR/xhtml1/DTD/xhtml1-transitional.dtd"</text:span> <text:span text:style-name="T1">&gt;</text:span></text:p>
      <text:p text:style-name="P1"/>
      <text:p text:style-name="P1"><text:span text:style-name="T1">&lt;</text:span><text:span text:style-name="T3">html</text:span> <text:span text:style-name="T8">xmlns</text:span><text:span text:style-name="T10">=</text:span><text:span text:style-name="T14">"http://www.w3.org/1999/xhtml"</text:span> <text:span text:style-name="T8">lang</text:span><text:span text:style-name="T10">=</text:span><text:span text:style-name="T14">"en"</text:span></text:p>
      <text:p text:style-name="P1"><text:span text:style-name="T8">xmlns:f</text:span><text:span text:style-name="T10">=</text:span><text:span text:style-name="T14">"http://java.sun.com/jsf/core"</text:span></text:p>
      <text:p text:style-name="P1"><text:span text:style-name="T8">xmlns:h</text:span><text:span text:style-name="T10">=</text:span><text:span text:style-name="T14">"http://java.sun.com/jsf/html"</text:span><text:span text:style-name="T1">&gt;</text:span></text:p>
      <text:p text:style-name="P1"><text:span text:style-name="T1">&lt;</text:span><text:span text:style-name="T3">h:head</text:span><text:span text:style-name="T1">&gt;</text:span></text:p>
      <text:p text:style-name="P1"><text:span text:style-name="T1">&lt;</text:span><text:span text:style-name="T3">title</text:span><text:span text:style-name="T1">&gt;</text:span><text:span text:style-name="T10">Dash Board page</text:span><text:span text:style-name="T1">&lt;/</text:span><text:span text:style-name="T3">title</text:span><text:span text:style-name="T1">&gt;</text:span></text:p>
      <text:p text:style-name="P1"><text:span text:style-name="T10"><text:s/></text:span><text:span text:style-name="T1">&lt;</text:span><text:span text:style-name="T3">meta</text:span> <text:span text:style-name="T8">content</text:span><text:span text:style-name="T10">=</text:span><text:span text:style-name="T14">""</text:span> <text:span text:style-name="T1">/&gt;</text:span></text:p>
      <text:p text:style-name="P1"><text:span text:style-name="T1">&lt;</text:span><text:span text:style-name="T3">meta</text:span> <text:span text:style-name="T8">name</text:span><text:span text:style-name="T10">=</text:span><text:span text:style-name="T14">"viewport"</text:span> <text:span text:style-name="T8">content</text:span><text:span text:style-name="T10">=</text:span><text:span text:style-name="T14">"width=device-width, initial-scale=1"</text:span> <text:span text:style-name="T1">/&gt;</text:span></text:p>
      <text:p text:style-name="P1"><text:span text:style-name="T1">&lt;</text:span><text:span text:style-name="T3">link</text:span> <text:span text:style-name="T8">rel</text:span><text:span text:style-name="T10">=</text:span><text:span text:style-name="T14">"stylesheet"</text:span></text:p>
      <text:p text:style-name="P1"><text:span text:style-name="T8">href</text:span><text:span text:style-name="T10">=</text:span><text:span text:style-name="T14">"https://maxcdn.bootstrapcdn.com/bootstrap/3.3.7/css/bootstrap.min.css"</text:span> <text:span text:style-name="T1">/&gt;</text:span></text:p>
      <text:p text:style-name="P1"><text:span text:style-name="T1">&lt;</text:span><text:span text:style-name="T3">script</text:span></text:p>
      <text:p text:style-name="P1"><text:span text:style-name="T8">src</text:span><text:span text:style-name="T10">=</text:span><text:span text:style-name="T14">"https://ajax.googleapis.com/ajax/libs/jquery/3.1.1/jquery.min.js"</text:span></text:p>
      <text:p text:style-name="P1"><text:s text:c="4"/><text:span text:style-name="T8">type</text:span><text:span text:style-name="T10">=</text:span><text:span text:style-name="T14">"text/javascript"</text:span> <text:span text:style-name="T8">xml:space</text:span><text:span text:style-name="T10">=</text:span><text:span text:style-name="T14">"preserve"</text:span><text:span text:style-name="T1">&gt;&lt;/</text:span><text:span text:style-name="T3">script</text:span><text:span text:style-name="T1">&gt;</text:span></text:p>
      <text:p text:style-name="P1"><text:span text:style-name="T1">&lt;</text:span><text:span text:style-name="T3">script</text:span></text:p>
      <text:p text:style-name="P1"><text:span text:style-name="T8">src</text:span><text:span text:style-name="T10">=</text:span><text:span text:style-name="T14">"https://maxcdn.bootstrapcdn.com/bootstrap/3.3.7/js/bootstrap.min.js"</text:span></text:p>
      <text:p text:style-name="P1"><text:s text:c="4"/><text:span text:style-name="T8">type</text:span><text:span text:style-name="T10">=</text:span><text:span text:style-name="T14">"text/javascript"</text:span> <text:span text:style-name="T8">xml:space</text:span><text:span text:style-name="T10">=</text:span><text:span text:style-name="T14">"preserve"</text:span><text:span text:style-name="T1">&gt;&lt;/</text:span><text:span text:style-name="T3">script</text:span><text:span text:style-name="T1">&gt;</text:span></text:p>
      <text:p text:style-name="P1"><text:span text:style-name="T1">&lt;</text:span><text:span text:style-name="T3">style</text:span> <text:span text:style-name="T8">type</text:span><text:span text:style-name="T10">=</text:span><text:span text:style-name="T14">"text/css"</text:span> <text:span text:style-name="T8">xml:space</text:span><text:span text:style-name="T10">=</text:span><text:span text:style-name="T14">"preserve"</text:span><text:span text:style-name="T1">&gt;</text:span></text:p>
      <text:p text:style-name="P1"><text:span text:style-name="T4">html,</text:span><text:span text:style-name="T10"> </text:span><text:span text:style-name="T4">body</text:span><text:span text:style-name="T10"> {</text:span></text:p>
      <text:p text:style-name="P1"><text:span text:style-name="T10"><text:s text:c="4"/></text:span><text:span text:style-name="T8">height</text:span><text:span text:style-name="T10">: </text:span><text:span text:style-name="T17">100%</text:span><text:span text:style-name="T10">;</text:span></text:p>
      <text:p text:style-name="P1"><text:span text:style-name="T10"><text:s text:c="4"/></text:span><text:span text:style-name="T8">width</text:span><text:span text:style-name="T10">: </text:span><text:span text:style-name="T17">100%</text:span><text:span text:style-name="T10">;</text:span></text:p>
      <text:p text:style-name="P1"><text:span text:style-name="T10"><text:s text:c="4"/></text:span><text:span text:style-name="T8">margin</text:span><text:span text:style-name="T10">: </text:span><text:span text:style-name="T17">0</text:span><text:span text:style-name="T10">;</text:span></text:p>
      <text:p text:style-name="P2">}</text:p>
      <text:p text:style-name="P1"/>
      <text:p text:style-name="P1"><text:span text:style-name="T4">div1</text:span><text:span text:style-name="T10"> {</text:span></text:p>
      <text:p text:style-name="P1"><text:span text:style-name="T10"><text:s text:c="4"/></text:span><text:span text:style-name="T8">color</text:span><text:span text:style-name="T10">: </text:span><text:span text:style-name="T17">grey</text:span><text:span text:style-name="T10">;</text:span></text:p>
      <text:p text:style-name="P1"><text:span text:style-name="T10"><text:s text:c="4"/></text:span><text:span text:style-name="T8">background-color</text:span><text:span text:style-name="T10">: </text:span><text:span text:style-name="T17">Darkorange</text:span><text:span text:style-name="T10">;</text:span></text:p>
      <text:p text:style-name="P2">}</text:p>
      <text:p text:style-name="P1"/>
      <text:p text:style-name="P1"><text:span text:style-name="T5">.al</text:span><text:span text:style-name="T10"> {</text:span></text:p>
      <text:p text:style-name="P1"><text:span text:style-name="T10"><text:s text:c="4"/></text:span><text:span text:style-name="T8">width</text:span><text:span text:style-name="T10">: </text:span><text:span text:style-name="T17">90%</text:span><text:span text:style-name="T10">;</text:span></text:p>
      <text:p text:style-name="P1"><text:span text:style-name="T10"><text:s text:c="4"/></text:span><text:span text:style-name="T8">text-align</text:span><text:span text:style-name="T10">: </text:span><text:span text:style-name="T17">center</text:span><text:span text:style-name="T10">;</text:span></text:p>
      <text:p text:style-name="P2">}</text:p>
      <text:p text:style-name="P1"/>
      <text:p text:style-name="P1"><text:span text:style-name="T5">.yp</text:span><text:span text:style-name="T10"> {</text:span></text:p>
      <text:p text:style-name="P1"><text:span text:style-name="T10"><text:s text:c="4"/></text:span><text:span text:style-name="T8">width</text:span><text:span text:style-name="T10">: </text:span><text:span text:style-name="T17">90%</text:span><text:span text:style-name="T10">;</text:span></text:p>
      <text:p text:style-name="P1"><text:span text:style-name="T10"><text:s text:c="4"/></text:span><text:span text:style-name="T8">text-align</text:span><text:span text:style-name="T10">: </text:span><text:span text:style-name="T17">Left</text:span><text:span text:style-name="T10">;</text:span></text:p>
      <text:p text:style-name="P1"><text:span text:style-name="T10"><text:s text:c="4"/></text:span><text:span text:style-name="T8">padding</text:span><text:span text:style-name="T10">: </text:span><text:span text:style-name="T17">0px</text:span><text:span text:style-name="T10">;</text:span></text:p>
      <text:p text:style-name="P2">}</text:p>
      <text:p text:style-name="P1"/>
      <text:p text:style-name="P1"><text:span text:style-name="T4">gold</text:span><text:span text:style-name="T10"> {</text:span></text:p>
      <text:p text:style-name="P1"><text:span text:style-name="T10"><text:s text:c="4"/></text:span><text:span text:style-name="T8">color</text:span><text:span text:style-name="T10">: </text:span><text:span text:style-name="T17">goldenrod</text:span><text:span text:style-name="T10">;</text:span></text:p>
      <text:p text:style-name="P2">}</text:p>
      <text:p text:style-name="P1"/>
      <text:p text:style-name="P1"><text:span text:style-name="T4">grey</text:span><text:span text:style-name="T10"> {</text:span></text:p>
      <text:p text:style-name="P1"><text:span text:style-name="T10"><text:s text:c="4"/></text:span><text:span text:style-name="T8">color</text:span><text:span text:style-name="T10">: </text:span><text:span text:style-name="T17">Grey</text:span><text:span text:style-name="T10">;</text:span></text:p>
      <text:p text:style-name="P2">}</text:p>
      <text:p text:style-name="P1"/>
      <text:p text:style-name="P1"><text:span text:style-name="T4">table</text:span><text:span text:style-name="T5">.bottomBorder</text:span><text:span text:style-name="T10"> {</text:span></text:p>
      <text:p text:style-name="P1"><text:span text:style-name="T10"><text:s text:c="4"/></text:span><text:span text:style-name="T8">border-collapse</text:span><text:span text:style-name="T10">: </text:span><text:span text:style-name="T17">collapse</text:span><text:span text:style-name="T10">;</text:span></text:p>
      <text:p text:style-name="P1"><text:span text:style-name="T10"><text:s text:c="4"/></text:span><text:span text:style-name="T8">width</text:span><text:span text:style-name="T10">: </text:span><text:span text:style-name="T17">100%</text:span><text:span text:style-name="T10">;</text:span></text:p>
      <text:p text:style-name="P1"><text:span text:style-name="T10"><text:s text:c="4"/></text:span><text:span text:style-name="T8">text-align</text:span><text:span text:style-name="T10">: </text:span><text:span text:style-name="T17">center</text:span><text:span text:style-name="T10">;</text:span></text:p>
      <text:p text:style-name="P2">}</text:p>
      <text:p text:style-name="P1"/>
      <text:p text:style-name="P1"><text:span text:style-name="T4">table</text:span><text:span text:style-name="T5">.bottomBorder</text:span><text:span text:style-name="T3"> </text:span><text:span text:style-name="T4">td</text:span><text:span text:style-name="T10"> {</text:span></text:p>
      <text:p text:style-name="P1"><text:span text:style-name="T10"><text:s text:c="4"/></text:span><text:span text:style-name="T8">border-bottom</text:span><text:span text:style-name="T10">: </text:span><text:span text:style-name="T17">1px solid Grey</text:span><text:span text:style-name="T10">;</text:span></text:p>
      <text:p text:style-name="P1"><text:span text:style-name="T10"><text:s text:c="4"/></text:span><text:span text:style-name="T8">padding</text:span><text:span text:style-name="T10">: </text:span><text:span text:style-name="T17">5px</text:span><text:span text:style-name="T10">;</text:span></text:p>
      <text:p text:style-name="P2">}</text:p>
      <text:p text:style-name="P1"><text:soft-page-break/></text:p>
      <text:p text:style-name="P1"><text:span text:style-name="T4">div</text:span><text:span text:style-name="T5">.border</text:span><text:span text:style-name="T10"> {</text:span></text:p>
      <text:p text:style-name="P1"><text:span text:style-name="T10"><text:s text:c="4"/></text:span><text:span text:style-name="T8">border</text:span><text:span text:style-name="T10">: </text:span><text:span text:style-name="T17">15px</text:span><text:span text:style-name="T10">;</text:span></text:p>
      <text:p text:style-name="P1"><text:span text:style-name="T10"><text:s text:c="4"/></text:span><text:span text:style-name="T8">border-style</text:span><text:span text:style-name="T10">: </text:span><text:span text:style-name="T17">solid</text:span><text:span text:style-name="T10">;</text:span></text:p>
      <text:p text:style-name="P1"><text:span text:style-name="T10"><text:s text:c="4"/></text:span><text:span text:style-name="T8">border-color</text:span><text:span text:style-name="T10">: </text:span><text:span text:style-name="T17">#C4CACF</text:span><text:span text:style-name="T10">;</text:span></text:p>
      <text:p text:style-name="P2">}</text:p>
      <text:p text:style-name="P1"/>
      <text:p text:style-name="P1"><text:span text:style-name="T4">margin</text:span><text:span text:style-name="T10"> {</text:span></text:p>
      <text:p text:style-name="P1"><text:span text:style-name="T10"><text:s text:c="4"/></text:span><text:span text:style-name="T8">margin-top</text:span><text:span text:style-name="T10">: </text:span><text:span text:style-name="T17">1px</text:span><text:span text:style-name="T10">;</text:span></text:p>
      <text:p text:style-name="P1"><text:span text:style-name="T10"><text:s text:c="4"/></text:span><text:span text:style-name="T8">margin-bottom</text:span><text:span text:style-name="T10">: </text:span><text:span text:style-name="T17">1px</text:span><text:span text:style-name="T10">;</text:span></text:p>
      <text:p text:style-name="P1"><text:span text:style-name="T10"><text:s text:c="4"/></text:span><text:span text:style-name="T8">margin-right</text:span><text:span text:style-name="T10">: </text:span><text:span text:style-name="T17">1px</text:span><text:span text:style-name="T10">;</text:span></text:p>
      <text:p text:style-name="P1"><text:span text:style-name="T10"><text:s text:c="4"/></text:span><text:span text:style-name="T8">margin-left</text:span><text:span text:style-name="T10">: </text:span><text:span text:style-name="T17">1px</text:span><text:span text:style-name="T10">;</text:span></text:p>
      <text:p text:style-name="P2">}</text:p>
      <text:p text:style-name="P1"/>
      <text:p text:style-name="P1"><text:span text:style-name="T5">.edit</text:span><text:span text:style-name="T10"> {</text:span></text:p>
      <text:p text:style-name="P1"><text:span text:style-name="T10"><text:s text:c="4"/></text:span><text:span text:style-name="T8">float</text:span><text:span text:style-name="T10">: </text:span><text:span text:style-name="T17">right</text:span><text:span text:style-name="T10">;</text:span></text:p>
      <text:p text:style-name="P2">}</text:p>
      <text:p text:style-name="P1"/>
      <text:p text:style-name="P1"><text:span text:style-name="T5">.buta</text:span><text:span text:style-name="T10"> {</text:span></text:p>
      <text:p text:style-name="P1"><text:span text:style-name="T10"><text:s text:c="4"/></text:span><text:span text:style-name="T8">background-color</text:span><text:span text:style-name="T10">: </text:span><text:span text:style-name="T17">darkgrey</text:span><text:span text:style-name="T10">;</text:span></text:p>
      <text:p text:style-name="P1"><text:span text:style-name="T10"><text:s text:c="4"/></text:span><text:span text:style-name="T8">color</text:span><text:span text:style-name="T10">: </text:span><text:span text:style-name="T17">white</text:span><text:span text:style-name="T10">;</text:span></text:p>
      <text:p text:style-name="P2">}</text:p>
      <text:p text:style-name="P1"/>
      <text:p text:style-name="P1"><text:span text:style-name="T4">footer</text:span><text:span text:style-name="T10"> {</text:span></text:p>
      <text:p text:style-name="P1"><text:span text:style-name="T10"><text:s text:c="4"/></text:span><text:span text:style-name="T8">padding</text:span><text:span text:style-name="T10">: </text:span><text:span text:style-name="T17">1pt</text:span><text:span text:style-name="T10">;</text:span></text:p>
      <text:p text:style-name="P1"><text:span text:style-name="T10"><text:s text:c="4"/></text:span><text:span text:style-name="T8">color</text:span><text:span text:style-name="T10">: </text:span><text:span text:style-name="T17">white</text:span><text:span text:style-name="T10">;</text:span></text:p>
      <text:p text:style-name="P1"><text:span text:style-name="T10"><text:s text:c="4"/></text:span><text:span text:style-name="T8">background-color</text:span><text:span text:style-name="T10">: </text:span><text:span text:style-name="T17">black</text:span><text:span text:style-name="T10">;</text:span></text:p>
      <text:p text:style-name="P1"><text:span text:style-name="T10"><text:s text:c="4"/></text:span><text:span text:style-name="T8">clear</text:span><text:span text:style-name="T10">: </text:span><text:span text:style-name="T17">left</text:span><text:span text:style-name="T10">;</text:span></text:p>
      <text:p text:style-name="P1"><text:span text:style-name="T10"><text:s text:c="4"/></text:span><text:span text:style-name="T8">text-align</text:span><text:span text:style-name="T10">: </text:span><text:span text:style-name="T17">center</text:span><text:span text:style-name="T10">;</text:span></text:p>
      <text:p text:style-name="P2">}</text:p>
      <text:p text:style-name="P1"/>
      <text:p text:style-name="P1"><text:span text:style-name="T5">.dropbtn</text:span><text:span text:style-name="T10"> {</text:span></text:p>
      <text:p text:style-name="P1"><text:span text:style-name="T10"><text:s text:c="4"/></text:span><text:span text:style-name="T8">background-color</text:span><text:span text:style-name="T10">: </text:span><text:span text:style-name="T17">darkorange</text:span><text:span text:style-name="T10">;</text:span></text:p>
      <text:p text:style-name="P1"><text:span text:style-name="T10"><text:s text:c="4"/></text:span><text:span text:style-name="T8">color</text:span><text:span text:style-name="T10">: </text:span><text:span text:style-name="T17">white</text:span><text:span text:style-name="T10">;</text:span></text:p>
      <text:p text:style-name="P1"><text:span text:style-name="T10"><text:s text:c="4"/></text:span><text:span text:style-name="T8">padding</text:span><text:span text:style-name="T10">: </text:span><text:span text:style-name="T17">10px</text:span><text:span text:style-name="T10">;</text:span></text:p>
      <text:p text:style-name="P1"><text:span text:style-name="T10"><text:s text:c="4"/></text:span><text:span text:style-name="T8">font-size</text:span><text:span text:style-name="T10">: </text:span><text:span text:style-name="T17">16px</text:span><text:span text:style-name="T10">;</text:span></text:p>
      <text:p text:style-name="P1"><text:span text:style-name="T10"><text:s text:c="4"/></text:span><text:span text:style-name="T8">border</text:span><text:span text:style-name="T10">: </text:span><text:span text:style-name="T17">none</text:span><text:span text:style-name="T10">;</text:span></text:p>
      <text:p text:style-name="P1"><text:span text:style-name="T10"><text:s text:c="4"/></text:span><text:span text:style-name="T8">cursor</text:span><text:span text:style-name="T10">: </text:span><text:span text:style-name="T17">pointer</text:span><text:span text:style-name="T10">;</text:span></text:p>
      <text:p text:style-name="P2">}</text:p>
      <text:p text:style-name="P1"/>
      <text:p text:style-name="P1"><text:span text:style-name="T5">.dropdown-content</text:span><text:span text:style-name="T10"> {</text:span></text:p>
      <text:p text:style-name="P1"><text:span text:style-name="T10"><text:s text:c="4"/></text:span><text:span text:style-name="T8">display</text:span><text:span text:style-name="T10">: </text:span><text:span text:style-name="T17">none</text:span><text:span text:style-name="T10">;</text:span></text:p>
      <text:p text:style-name="P1"><text:span text:style-name="T10"><text:s text:c="4"/></text:span><text:span text:style-name="T8">position</text:span><text:span text:style-name="T10">: </text:span><text:span text:style-name="T17">absolute</text:span><text:span text:style-name="T10">;</text:span></text:p>
      <text:p text:style-name="P1"><text:span text:style-name="T10"><text:s text:c="4"/></text:span><text:span text:style-name="T8">background-color</text:span><text:span text:style-name="T10">: </text:span><text:span text:style-name="T17">darkorange</text:span><text:span text:style-name="T10">;</text:span></text:p>
      <text:p text:style-name="P1"><text:span text:style-name="T10"><text:s text:c="4"/></text:span><text:span text:style-name="T8">min-width</text:span><text:span text:style-name="T10">: </text:span><text:span text:style-name="T17">160px</text:span><text:span text:style-name="T10">;</text:span></text:p>
      <text:p text:style-name="P2">}</text:p>
      <text:p text:style-name="P1"/>
      <text:p text:style-name="P1"><text:span text:style-name="T5">.dropdown-content</text:span><text:span text:style-name="T3"> </text:span><text:span text:style-name="T4">a</text:span><text:span text:style-name="T10"> {</text:span></text:p>
      <text:p text:style-name="P1"><text:span text:style-name="T10"><text:s text:c="4"/></text:span><text:span text:style-name="T8">background-color</text:span><text:span text:style-name="T10">: </text:span><text:span text:style-name="T17">darkorange</text:span><text:span text:style-name="T10">;</text:span></text:p>
      <text:p text:style-name="P1"><text:span text:style-name="T10"><text:s text:c="4"/></text:span><text:span text:style-name="T8">color</text:span><text:span text:style-name="T10">: </text:span><text:span text:style-name="T17">white</text:span><text:span text:style-name="T10">;</text:span></text:p>
      <text:p text:style-name="P1"><text:span text:style-name="T10"><text:s text:c="4"/></text:span><text:span text:style-name="T8">padding</text:span><text:span text:style-name="T10">: </text:span><text:span text:style-name="T17">12px 16px</text:span><text:span text:style-name="T10">;</text:span></text:p>
      <text:p text:style-name="P1"><text:span text:style-name="T10"><text:s text:c="4"/></text:span><text:span text:style-name="T8">text-decoration</text:span><text:span text:style-name="T10">: </text:span><text:span text:style-name="T17">none</text:span><text:span text:style-name="T10">;</text:span></text:p>
      <text:p text:style-name="P1"><text:span text:style-name="T10"><text:s text:c="4"/></text:span><text:span text:style-name="T8">display</text:span><text:span text:style-name="T10">: </text:span><text:span text:style-name="T17">block</text:span><text:span text:style-name="T10">;</text:span></text:p>
      <text:p text:style-name="P2">}</text:p>
      <text:p text:style-name="P1"/>
      <text:p text:style-name="P1"><text:span text:style-name="T5">.dropdown:hover</text:span><text:span text:style-name="T3"> </text:span><text:span text:style-name="T5">.dropdown-content</text:span><text:span text:style-name="T10"> {</text:span></text:p>
      <text:p text:style-name="P1"><text:span text:style-name="T10"><text:s text:c="4"/></text:span><text:span text:style-name="T8">display</text:span><text:span text:style-name="T10">: </text:span><text:span text:style-name="T17">block</text:span><text:span text:style-name="T10">;</text:span></text:p>
      <text:p text:style-name="P2">}</text:p>
      <text:p text:style-name="P1"/>
      <text:p text:style-name="P1"><text:span text:style-name="T5">.dropdown:hover</text:span><text:span text:style-name="T3"> </text:span><text:span text:style-name="T5">.dropbtn</text:span><text:span text:style-name="T10"> {</text:span></text:p>
      <text:p text:style-name="P1"><text:span text:style-name="T10"><text:s text:c="4"/></text:span><text:span text:style-name="T8">background-color</text:span><text:span text:style-name="T10">: </text:span><text:span text:style-name="T17">darkorange</text:span><text:span text:style-name="T10">;</text:span></text:p>
      <text:p text:style-name="P2">}</text:p>
      <text:p text:style-name="P1"><text:soft-page-break/><text:span text:style-name="T10"><text:s/></text:span><text:span text:style-name="T5">.logo</text:span><text:span text:style-name="T10"> {</text:span></text:p>
      <text:p text:style-name="P1"><text:span text:style-name="T10"><text:s text:c="4"/></text:span><text:span text:style-name="T8">position</text:span><text:span text:style-name="T10">:</text:span><text:span text:style-name="T17">absolute</text:span><text:span text:style-name="T10">;</text:span></text:p>
      <text:p text:style-name="P1"><text:span text:style-name="T10"><text:s text:c="4"/></text:span><text:span text:style-name="T8">top</text:span><text:span text:style-name="T10">: </text:span><text:span text:style-name="T17">60px</text:span><text:span text:style-name="T10">;</text:span></text:p>
      <text:p text:style-name="P1"><text:span text:style-name="T10"><text:s text:c="4"/></text:span><text:span text:style-name="T8">left</text:span><text:span text:style-name="T10">:</text:span><text:span text:style-name="T17">75px</text:span><text:span text:style-name="T10">;</text:span></text:p>
      <text:p text:style-name="P1"><text:span text:style-name="T10"><text:s text:c="4"/></text:span><text:span text:style-name="T8">z-index</text:span><text:span text:style-name="T10">:</text:span><text:span text:style-name="T17">5</text:span><text:span text:style-name="T10">;</text:span></text:p>
      <text:p text:style-name="P2">}</text:p>
      <text:p text:style-name="P1"/>
      <text:p text:style-name="P1"><text:span text:style-name="T1">&lt;/</text:span><text:span text:style-name="T3">style</text:span><text:span text:style-name="T1">&gt;</text:span></text:p>
      <text:p text:style-name="P1"><text:span text:style-name="T1">&lt;/</text:span><text:span text:style-name="T3">h:head</text:span><text:span text:style-name="T1">&gt;</text:span></text:p>
      <text:p text:style-name="P1"><text:span text:style-name="T1">&lt;</text:span><text:span text:style-name="T3">h:body</text:span><text:span text:style-name="T1">&gt;</text:span></text:p>
      <text:p text:style-name="P1"/>
      <text:p text:style-name="P1"/>
      <text:p text:style-name="P1"><text:span text:style-name="T10"><text:s text:c="4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8"/></text:span><text:span text:style-name="T1">&lt;</text:span><text:span text:style-name="T3">table</text:span> <text:span text:style-name="T8">style</text:span><text:span text:style-name="T10">="</text:span><text:span text:style-name="T8">width</text:span><text:span text:style-name="T10">: </text:span><text:span text:style-name="T17">100%</text:span><text:span text:style-name="T10">"</text:span><text:span text:style-name="T1">&gt;</text:span></text:p>
      <text:p text:style-name="P1"><text:span text:style-name="T10"><text:s text:c="12"/></text:span><text:span text:style-name="T1">&lt;</text:span><text:span text:style-name="T3">tr</text:span><text:span text:style-name="T1">&gt;</text:span></text:p>
      <text:p text:style-name="P1"><text:span text:style-name="T10"><text:s text:c="16"/></text:span><text:span text:style-name="T1">&lt;</text:span><text:span text:style-name="T3">td</text:span> <text:span text:style-name="T8">align</text:span><text:span text:style-name="T10">=</text:span><text:span text:style-name="T14">"left"</text:span> <text:span text:style-name="T8">width</text:span><text:span text:style-name="T10">=</text:span><text:span text:style-name="T14">"200"</text:span><text:span text:style-name="T1">&gt;&lt;</text:span><text:span text:style-name="T3">img</text:span> <text:span text:style-name="T8">src</text:span><text:span text:style-name="T10">=</text:span><text:span text:style-name="T14">"resources/images/Logo.png"</text:span> <text:span text:style-name="T1">/&gt;</text:span><text:span text:style-name="T13">&amp;nbsp;&amp;nbsp;</text:span><text:span text:style-name="T1">&lt;/</text:span><text:span text:style-name="T3">td</text:span><text:span text:style-name="T1">&gt;</text:span></text:p>
      <text:p text:style-name="P1"><text:span text:style-name="T10"><text:s text:c="16"/></text:span><text:span text:style-name="T1">&lt;</text:span><text:span text:style-name="T3">td</text:span> <text:span text:style-name="T8">align</text:span><text:span text:style-name="T10">=</text:span><text:span text:style-name="T14">"left"</text:span><text:span text:style-name="T1">&gt;</text:span></text:p>
      <text:p text:style-name="P1"><text:span text:style-name="T10"><text:s text:c="20"/></text:span><text:span text:style-name="T1">&lt;</text:span><text:span text:style-name="T3">button</text:span> <text:span text:style-name="T8">class</text:span><text:span text:style-name="T10">=</text:span><text:span text:style-name="T14">"buta"</text:span> <text:span text:style-name="T8">type</text:span><text:span text:style-name="T10">=</text:span><text:span text:style-name="T14">"button"</text:span><text:span text:style-name="T1">&gt;</text:span><text:span text:style-name="T10">Create New Ticket</text:span><text:span text:style-name="T1">&lt;/</text:span><text:span text:style-name="T3">button</text:span><text:span text:style-name="T1">&gt;</text:span><text:span text:style-name="T13">&amp;nbsp;&amp;nbsp;</text:span></text:p>
      <text:p text:style-name="P1"><text:span text:style-name="T10"><text:s text:c="20"/></text:span><text:span text:style-name="T1">&lt;</text:span><text:span text:style-name="T3">button</text:span> <text:span text:style-name="T8">class</text:span><text:span text:style-name="T10">=</text:span><text:span text:style-name="T14">"buta"</text:span> <text:span text:style-name="T8">type</text:span><text:span text:style-name="T10">=</text:span><text:span text:style-name="T14">"button"</text:span><text:span text:style-name="T1">&gt;</text:span><text:span text:style-name="T10">Apply For Leave</text:span><text:span text:style-name="T1">&lt;/</text:span><text:span text:style-name="T3">button</text:span><text:span text:style-name="T1">&gt;</text:span></text:p>
      <text:p text:style-name="P1"><text:span text:style-name="T10"><text:s text:c="16"/></text:span><text:span text:style-name="T1">&lt;/</text:span><text:span text:style-name="T3">td</text:span><text:span text:style-name="T1">&gt;</text:span></text:p>
      <text:p text:style-name="P1"><text:span text:style-name="T10"><text:s text:c="16"/></text:span><text:span text:style-name="T1">&lt;</text:span><text:span text:style-name="T3">td</text:span> <text:span text:style-name="T8">align</text:span><text:span text:style-name="T10">=</text:span><text:span text:style-name="T14">"right"</text:span><text:span text:style-name="T1">&gt;&lt;</text:span><text:span text:style-name="T3">img</text:span> <text:span text:style-name="T8">src</text:span><text:span text:style-name="T10">=</text:span><text:span text:style-name="T14">"user_icon.png"</text:span> <text:span text:style-name="T8">alt</text:span><text:span text:style-name="T10">=</text:span><text:span text:style-name="T14">"Employee Photo"</text:span> <text:span text:style-name="T1">/&gt;</text:span></text:p>
      <text:p text:style-name="P1"><text:span text:style-name="T10"><text:s text:c="20"/></text:span><text:span text:style-name="T1">&lt;</text:span><text:span text:style-name="T3">label</text:span><text:span text:style-name="T1">&gt;</text:span><text:span text:style-name="T11">Harish</text:span><text:span text:style-name="T10"> </text:span><text:span text:style-name="T11">Somanathan</text:span><text:span text:style-name="T1">&lt;</text:span><text:span text:style-name="T3">br</text:span> <text:span text:style-name="T1">/&gt;</text:span><text:span text:style-name="T10"> Creative Head</text:span></text:p>
      <text:p text:style-name="P1"><text:span text:style-name="T10"><text:s text:c="16"/></text:span><text:span text:style-name="T1">&lt;/</text:span><text:span text:style-name="T3">label</text:span><text:span text:style-name="T1">&gt;</text:span><text:span text:style-name="T10"> </text:span><text:span text:style-name="T1">&lt;</text:span><text:span text:style-name="T3">select</text:span> <text:span text:style-name="T8">style</text:span><text:span text:style-name="T10">="</text:span><text:span text:style-name="T8">background-color</text:span><text:span text:style-name="T10">: </text:span><text:span text:style-name="T17">White</text:span><text:span text:style-name="T10">; </text:span><text:span text:style-name="T8">height</text:span><text:span text:style-name="T10">: </text:span><text:span text:style-name="T17">20px</text:span><text:span text:style-name="T10">; </text:span><text:span text:style-name="T8">width</text:span><text:span text:style-name="T10">: </text:span><text:span text:style-name="T17">20px</text:span><text:span text:style-name="T10">"</text:span><text:span text:style-name="T1">&gt;</text:span></text:p>
      <text:p text:style-name="P1"><text:span text:style-name="T10"><text:s text:c="24"/></text:span><text:span text:style-name="T1">&lt;</text:span><text:span text:style-name="T3">option</text:span><text:span text:style-name="T1">&gt;</text:span><text:span text:style-name="T13">&amp;nbsp;</text:span><text:span text:style-name="T1">&lt;/</text:span><text:span text:style-name="T3">option</text:span><text:span text:style-name="T1">&gt;</text:span></text:p>
      <text:p text:style-name="P1"><text:span text:style-name="T10"><text:s text:c="24"/></text:span><text:span text:style-name="T1">&lt;</text:span><text:span text:style-name="T3">option</text:span> <text:span text:style-name="T8">value</text:span><text:span text:style-name="T10">=</text:span><text:span text:style-name="T14">"Logout"</text:span><text:span text:style-name="T1">&gt;</text:span><text:span text:style-name="T10">logout</text:span><text:span text:style-name="T1">&lt;/</text:span><text:span text:style-name="T3">option</text:span><text:span text:style-name="T1">&gt;</text:span></text:p>
      <text:p text:style-name="P1"><text:span text:style-name="T10"><text:s text:c="16"/></text:span><text:span text:style-name="T1">&lt;/</text:span><text:span text:style-name="T3">select</text:span><text:span text:style-name="T1">&gt;&lt;/</text:span><text:span text:style-name="T3">td</text:span><text:span text:style-name="T1">&gt;</text:span></text:p>
      <text:p text:style-name="P1"><text:span text:style-name="T10"><text:s text:c="12"/></text:span><text:span text:style-name="T1">&lt;/</text:span><text:span text:style-name="T3">tr</text:span><text:span text:style-name="T1">&gt;</text:span></text:p>
      <text:p text:style-name="P1"><text:span text:style-name="T10"><text:s text:c="8"/></text:span><text:span text:style-name="T1">&lt;/</text:span><text:span text:style-name="T3">table</text:span><text:span text:style-name="T1">&gt;</text:span></text:p>
      <text:p text:style-name="P1"><text:span text:style-name="T10"><text:s text:c="4"/></text:span><text:span text:style-name="T1">&lt;/</text:span><text:span text:style-name="T3">div</text:span><text:span text:style-name="T1">&gt;</text:span></text:p>
      <text:p text:style-name="P1"><text:span text:style-name="T10"><text:s text:c="4"/></text:span><text:span text:style-name="T1">&lt;</text:span><text:span text:style-name="T3">div</text:span> <text:span text:style-name="T8">style</text:span><text:span text:style-name="T10">="</text:span><text:span text:style-name="T8">background-color</text:span><text:span text:style-name="T10">: </text:span><text:span text:style-name="T17">darkorange</text:span><text:span text:style-name="T10">; </text:span><text:span text:style-name="T8">color</text:span><text:span text:style-name="T10">: </text:span><text:span text:style-name="T17">White</text:span><text:span text:style-name="T10">; </text:span><text:span text:style-name="T8">padding</text:span><text:span text:style-name="T10">: </text:span><text:span text:style-name="T17">1px</text:span><text:span text:style-name="T10">"</text:span><text:span text:style-name="T1">&gt;</text:span></text:p>
      <text:p text:style-name="P1"><text:span text:style-name="T10"><text:s text:c="8"/></text:span><text:span text:style-name="T1">&lt;</text:span><text:span text:style-name="T3">div</text:span> <text:span text:style-name="T8">class</text:span><text:span text:style-name="T10">=</text:span><text:span text:style-name="T14">"dropdown"</text:span><text:span text:style-name="T1">&gt;</text:span></text:p>
      <text:p text:style-name="P1"><text:span text:style-name="T10"><text:s text:c="12"/></text:span><text:span text:style-name="T1">&lt;</text:span><text:span text:style-name="T3">button</text:span> <text:span text:style-name="T8">class</text:span><text:span text:style-name="T10">=</text:span><text:span text:style-name="T14">"dropbtn"</text:span><text:span text:style-name="T1">&gt;</text:span></text:p>
      <text:p text:style-name="P1"><text:span text:style-name="T10"><text:s text:c="16"/></text:span><text:span text:style-name="T1">&lt;</text:span><text:span text:style-name="T3">img</text:span> <text:span text:style-name="T8">src</text:span><text:span text:style-name="T10">=</text:span><text:span text:style-name="T14">"sandwich_icon.png"</text:span> <text:span text:style-name="T8">alt</text:span><text:span text:style-name="T10">=</text:span><text:span text:style-name="T14">"Menu icon"</text:span> <text:span text:style-name="T1">/&gt;&lt;</text:span><text:span text:style-name="T3">b</text:span><text:span text:style-name="T1">&gt;</text:span><text:span text:style-name="T11">Dashboard</text:span><text:span text:style-name="T1">&lt;/</text:span><text:span text:style-name="T3">b</text:span><text:span text:style-name="T1">&gt;</text:span></text:p>
      <text:p text:style-name="P1"><text:span text:style-name="T10"><text:s text:c="12"/></text:span><text:span text:style-name="T1">&lt;/</text:span><text:span text:style-name="T3">button</text:span><text:span text:style-name="T1">&gt;</text:span></text:p>
      <text:p text:style-name="P1"><text:span text:style-name="T10"><text:s text:c="12"/></text:span><text:span text:style-name="T1">&lt;</text:span><text:span text:style-name="T3">div</text:span> <text:span text:style-name="T8">class</text:span><text:span text:style-name="T10">=</text:span><text:span text:style-name="T14">"dropdown-content"</text:span><text:span text:style-name="T1">&gt;</text:span></text:p>
      <text:p text:style-name="P1"><text:span text:style-name="T10"><text:s text:c="16"/></text:span><text:span text:style-name="T1">&lt;</text:span><text:span text:style-name="T3">b</text:span><text:span text:style-name="T1">&gt;&lt;</text:span><text:span text:style-name="T3">a</text:span> <text:span text:style-name="T8">href</text:span><text:span text:style-name="T10">=</text:span><text:span text:style-name="T14">"#"</text:span><text:span text:style-name="T1">&gt;</text:span><text:span text:style-name="T10">Tickets</text:span><text:span text:style-name="T1">&lt;/</text:span><text:span text:style-name="T3">a</text:span><text:span text:style-name="T1">&gt;&lt;/</text:span><text:span text:style-name="T3">b</text:span><text:span text:style-name="T1">&gt;</text:span><text:span text:style-name="T10"> </text:span><text:span text:style-name="T1">&lt;</text:span><text:span text:style-name="T3">b</text:span><text:span text:style-name="T1">&gt;&lt;</text:span><text:span text:style-name="T3">a</text:span> <text:span text:style-name="T8">href</text:span><text:span text:style-name="T10">=</text:span><text:span text:style-name="T14">"#"</text:span><text:span text:style-name="T1">&gt;</text:span><text:span text:style-name="T10">Leave</text:span></text:p>
      <text:p text:style-name="P1"><text:span text:style-name="T10"><text:s text:c="24"/>Application</text:span><text:span text:style-name="T1">&lt;/</text:span><text:span text:style-name="T3">a</text:span><text:span text:style-name="T1">&gt;&lt;/</text:span><text:span text:style-name="T3">b</text:span><text:span text:style-name="T1">&gt;</text:span></text:p>
      <text:p text:style-name="P1"><text:span text:style-name="T10"><text:s text:c="12"/></text:span><text:span text:style-name="T1">&lt;/</text:span><text:span text:style-name="T3">div</text:span><text:span text:style-name="T1">&gt;</text:span></text:p>
      <text:p text:style-name="P1"><text:span text:style-name="T10"><text:s text:c="8"/></text:span><text:span text:style-name="T1">&lt;/</text:span><text:span text:style-name="T3">div</text:span><text:span text:style-name="T1">&gt;</text:span></text:p>
      <text:p text:style-name="P1"><text:span text:style-name="T10"><text:s text:c="4"/></text:span><text:span text:style-name="T1">&lt;/</text:span><text:span text:style-name="T3">div</text:span><text:span text:style-name="T1">&gt;</text:span></text:p>
      <text:p text:style-name="P1"><text:span text:style-name="T10"><text:s text:c="4"/></text:span><text:span text:style-name="T1">&lt;</text:span><text:span text:style-name="T3">div</text:span><text:span text:style-name="T1">&gt;</text:span></text:p>
      <text:p text:style-name="P1"><text:span text:style-name="T10"><text:s text:c="8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12"/></text:span><text:span text:style-name="T1">&lt;</text:span><text:span text:style-name="T3">div</text:span> <text:span text:style-name="T8">class</text:span><text:span text:style-name="T10">=</text:span><text:span text:style-name="T14">"col-sm-6"</text:span><text:span text:style-name="T1">&gt;</text:span></text:p>
      <text:p text:style-name="P1"><text:span text:style-name="T10"><text:s text:c="16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20"/></text:span><text:span text:style-name="T1">&lt;</text:span><text:span text:style-name="T3">div</text:span> <text:span text:style-name="T8">class</text:span><text:span text:style-name="T10">=</text:span><text:span text:style-name="T14">"border"</text:span><text:span text:style-name="T1">&gt;</text:span></text:p>
      <text:p text:style-name="P1"><text:span text:style-name="T10"><text:s text:c="24"/></text:span><text:span text:style-name="T1">&lt;</text:span><text:span text:style-name="T3">h5</text:span><text:span text:style-name="T1">&gt;</text:span></text:p>
      <text:p text:style-name="P1"><text:span text:style-name="T10"><text:s text:c="28"/></text:span><text:span text:style-name="T1">&lt;</text:span><text:span text:style-name="T3">b</text:span><text:span text:style-name="T1">&gt;</text:span><text:span text:style-name="T10">TICKETS</text:span><text:span text:style-name="T1">&lt;/</text:span><text:span text:style-name="T3">b</text:span><text:span text:style-name="T1">&gt;</text:span></text:p>
      <text:p text:style-name="P1"><text:span text:style-name="T10"><text:s text:c="24"/></text:span><text:span text:style-name="T1">&lt;/</text:span><text:span text:style-name="T3">h5</text:span><text:span text:style-name="T1">&gt;</text:span></text:p>
      <text:p text:style-name="P1"><text:span text:style-name="T10"><text:s text:c="24"/></text:span><text:span text:style-name="T1">&lt;</text:span><text:span text:style-name="T3">table</text:span> <text:span text:style-name="T8">class</text:span><text:span text:style-name="T10">=</text:span><text:span text:style-name="T14">"al"</text:span><text:span text:style-name="T1">&gt;</text:span></text:p>
      <text:p text:style-name="P1"><text:span text:style-name="T10"><text:s text:c="28"/></text:span><text:span text:style-name="T1">&lt;</text:span><text:span text:style-name="T3">tr</text:span> <text:span text:style-name="T8">style</text:span><text:span text:style-name="T10">="</text:span><text:span text:style-name="T8">font-size</text:span><text:span text:style-name="T10">: </text:span><text:span text:style-name="T17">200%</text:span><text:span text:style-name="T10">;"</text:span><text:span text:style-name="T1">&gt;</text:span></text:p>
      <text:p text:style-name="P1"><text:span text:style-name="T10"><text:s text:c="32"/></text:span><text:span text:style-name="T18">&lt;!-- &lt;td&gt;#{validate.name}&lt;/td&gt; --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10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01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01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09</text:span><text:span text:style-name="T1">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 <text:span text:style-name="T8">style</text:span><text:span text:style-name="T10">="</text:span><text:span text:style-name="T8">font-size</text:span><text:span text:style-name="T10">: </text:span><text:span text:style-name="T17">100%</text:span><text:span text:style-name="T10">;"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TOTAL TICKETS</text:span><text:span text:style-name="T1">&lt;/</text:span><text:span text:style-name="T3">td</text:span><text:span text:style-name="T1">&gt;</text:span></text:p>
      <text:p text:style-name="P1"><text:soft-page-break/><text:span text:style-name="T10"><text:s text:c="32"/></text:span><text:span text:style-name="T1">&lt;</text:span><text:span text:style-name="T3">td</text:span><text:span text:style-name="T1">&gt;</text:span><text:span text:style-name="T10">NEW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OPEN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CLOSED</text:span><text:span text:style-name="T1">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4"/></text:span><text:span text:style-name="T1">&lt;/</text:span><text:span text:style-name="T3">table</text:span><text:span text:style-name="T1">&gt;</text:span></text:p>
      <text:p text:style-name="P1"><text:span text:style-name="T10"><text:s text:c="20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20"/></text:span><text:span text:style-name="T1">&lt;</text:span><text:span text:style-name="T3">div</text:span> <text:span text:style-name="T8">class</text:span><text:span text:style-name="T10">=</text:span><text:span text:style-name="T14">"border"</text:span><text:span text:style-name="T1">&gt;</text:span></text:p>
      <text:p text:style-name="P1"><text:span text:style-name="T10"><text:s text:c="24"/></text:span><text:span text:style-name="T1">&lt;</text:span><text:span text:style-name="T3">h5</text:span><text:span text:style-name="T1">&gt;</text:span></text:p>
      <text:p text:style-name="P1"><text:span text:style-name="T10"><text:s text:c="28"/></text:span><text:span text:style-name="T1">&lt;</text:span><text:span text:style-name="T3">b</text:span><text:span text:style-name="T1">&gt;</text:span><text:span text:style-name="T10">LEAVE STATUS</text:span><text:span text:style-name="T1">&lt;/</text:span><text:span text:style-name="T3">b</text:span><text:span text:style-name="T1">&gt;</text:span></text:p>
      <text:p text:style-name="P1"><text:span text:style-name="T10"><text:s text:c="24"/></text:span><text:span text:style-name="T1">&lt;/</text:span><text:span text:style-name="T3">h5</text:span><text:span text:style-name="T1">&gt;</text:span></text:p>
      <text:p text:style-name="P1"><text:span text:style-name="T10"><text:s text:c="24"/></text:span><text:span text:style-name="T1">&lt;</text:span><text:span text:style-name="T3">table</text:span> <text:span text:style-name="T8">class</text:span><text:span text:style-name="T10">=</text:span><text:span text:style-name="T14">"bottomBorder"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From Date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To Date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Reason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Status</text:span><text:span text:style-name="T1">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</text:span><text:span text:style-name="T10">23/11/2016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</text:span><text:span text:style-name="T10">23/11/2016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</text:span><text:span text:style-name="T10">Function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 <text:span text:style-name="T8">style</text:span><text:span text:style-name="T10">="</text:span><text:span text:style-name="T8">color</text:span><text:span text:style-name="T10">: </text:span><text:span text:style-name="T17">crimson</text:span><text:span text:style-name="T10">"</text:span><text:span text:style-name="T1">&gt;&lt;</text:span><text:span text:style-name="T3">b</text:span><text:span text:style-name="T1">&gt;</text:span><text:span text:style-name="T10">Pending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4"/></text:span><text:span text:style-name="T1">&lt;/</text:span><text:span text:style-name="T3">table</text:span><text:span text:style-name="T1">&gt;</text:span></text:p>
      <text:p text:style-name="P1"><text:span text:style-name="T10"><text:s text:c="20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20"/></text:span><text:span text:style-name="T1">&lt;</text:span><text:span text:style-name="T3">div</text:span> <text:span text:style-name="T8">class</text:span><text:span text:style-name="T10">=</text:span><text:span text:style-name="T14">"col-sm-6"</text:span><text:span text:style-name="T1">&gt;</text:span></text:p>
      <text:p text:style-name="P1"><text:span text:style-name="T10"><text:s text:c="24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28"/></text:span><text:span text:style-name="T1">&lt;</text:span><text:span text:style-name="T3">div</text:span> <text:span text:style-name="T8">class</text:span><text:span text:style-name="T10">=</text:span><text:span text:style-name="T14">"border"</text:span><text:span text:style-name="T1">&gt;</text:span></text:p>
      <text:p text:style-name="P1"><text:span text:style-name="T10"><text:s text:c="32"/></text:span><text:span text:style-name="T1">&lt;</text:span><text:span text:style-name="T3">h5</text:span><text:span text:style-name="T1">&gt;</text:span></text:p>
      <text:p text:style-name="P1"><text:span text:style-name="T10"><text:s text:c="36"/></text:span><text:span text:style-name="T1">&lt;</text:span><text:span text:style-name="T3">b</text:span><text:span text:style-name="T1">&gt;</text:span><text:span text:style-name="T10">TICKET HISTORY</text:span><text:span text:style-name="T1">&lt;/</text:span><text:span text:style-name="T3">b</text:span><text:span text:style-name="T1">&gt;</text:span></text:p>
      <text:p text:style-name="P1"><text:span text:style-name="T10"><text:s text:c="32"/></text:span><text:span text:style-name="T1">&lt;/</text:span><text:span text:style-name="T3">h5</text:span><text:span text:style-name="T1">&gt;</text:span></text:p>
      <text:p text:style-name="P1"><text:span text:style-name="T10"><text:s text:c="32"/></text:span><text:span text:style-name="T1">&lt;</text:span><text:span text:style-name="T3">img</text:span> <text:span text:style-name="T8">src</text:span><text:span text:style-name="T10">=</text:span><text:span text:style-name="T14">"PieChart.jpg"</text:span> <text:span text:style-name="T8">alt</text:span><text:span text:style-name="T10">=</text:span><text:span text:style-name="T14">"Ticket History Pie Chart"</text:span></text:p>
      <text:p text:style-name="P1"><text:s text:c="36"/><text:span text:style-name="T8">style</text:span><text:span text:style-name="T10">="</text:span><text:span text:style-name="T8">width</text:span><text:span text:style-name="T10">: </text:span><text:span text:style-name="T17">240px</text:span><text:span text:style-name="T10">; </text:span><text:span text:style-name="T8">height</text:span><text:span text:style-name="T10">: </text:span><text:span text:style-name="T17">200px</text:span><text:span text:style-name="T10">;" </text:span><text:span text:style-name="T1">/&gt;</text:span></text:p>
      <text:p text:style-name="P1"><text:span text:style-name="T10"><text:s text:c="28"/></text:span><text:span text:style-name="T1">&lt;/</text:span><text:span text:style-name="T3">div</text:span><text:span text:style-name="T1">&gt;</text:span></text:p>
      <text:p text:style-name="P1"><text:span text:style-name="T10"><text:s text:c="24"/></text:span><text:span text:style-name="T1">&lt;/</text:span><text:span text:style-name="T3">div</text:span><text:span text:style-name="T1">&gt;</text:span></text:p>
      <text:p text:style-name="P1"><text:span text:style-name="T10"><text:s text:c="20"/></text:span><text:span text:style-name="T1">&lt;/</text:span><text:span text:style-name="T3">div</text:span><text:span text:style-name="T1">&gt;</text:span></text:p>
      <text:p text:style-name="P1"><text:span text:style-name="T10"><text:s text:c="20"/></text:span><text:span text:style-name="T1">&lt;</text:span><text:span text:style-name="T3">div</text:span> <text:span text:style-name="T8">class</text:span><text:span text:style-name="T10">=</text:span><text:span text:style-name="T14">"col-sm-6"</text:span><text:span text:style-name="T1">&gt;</text:span></text:p>
      <text:p text:style-name="P1"><text:span text:style-name="T10"><text:s text:c="24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28"/></text:span><text:span text:style-name="T1">&lt;</text:span><text:span text:style-name="T3">div</text:span> <text:span text:style-name="T8">class</text:span><text:span text:style-name="T10">=</text:span><text:span text:style-name="T14">"border"</text:span><text:span text:style-name="T1">&gt;</text:span></text:p>
      <text:p text:style-name="P1"><text:span text:style-name="T10"><text:s text:c="32"/></text:span><text:span text:style-name="T1">&lt;</text:span><text:span text:style-name="T3">h5</text:span><text:span text:style-name="T1">&gt;</text:span></text:p>
      <text:p text:style-name="P1"><text:span text:style-name="T10"><text:s text:c="36"/></text:span><text:span text:style-name="T1">&lt;</text:span><text:span text:style-name="T3">b</text:span><text:span text:style-name="T1">&gt;</text:span><text:span text:style-name="T10">LEAVE HISTORY</text:span><text:span text:style-name="T1">&lt;/</text:span><text:span text:style-name="T3">b</text:span><text:span text:style-name="T1">&gt;</text:span></text:p>
      <text:p text:style-name="P1"><text:span text:style-name="T10"><text:s text:c="32"/></text:span><text:span text:style-name="T1">&lt;/</text:span><text:span text:style-name="T3">h5</text:span><text:span text:style-name="T1">&gt;</text:span></text:p>
      <text:p text:style-name="P1"><text:span text:style-name="T10"><text:s text:c="32"/></text:span><text:span text:style-name="T1">&lt;</text:span><text:span text:style-name="T3">img</text:span> <text:span text:style-name="T8">src</text:span><text:span text:style-name="T10">=</text:span><text:span text:style-name="T14">"BarGraph.jpg"</text:span> <text:span text:style-name="T8">alt</text:span><text:span text:style-name="T10">=</text:span><text:span text:style-name="T14">"Leave History Bar Chart"</text:span></text:p>
      <text:p text:style-name="P1"><text:s text:c="36"/><text:span text:style-name="T8">style</text:span><text:span text:style-name="T10">="</text:span><text:span text:style-name="T8">width</text:span><text:span text:style-name="T10">: </text:span><text:span text:style-name="T17">240px</text:span><text:span text:style-name="T10">; </text:span><text:span text:style-name="T8">height</text:span><text:span text:style-name="T10">: </text:span><text:span text:style-name="T17">200px</text:span><text:span text:style-name="T10">;" </text:span><text:span text:style-name="T1">/&gt;</text:span></text:p>
      <text:p text:style-name="P1"><text:span text:style-name="T10"><text:s text:c="28"/></text:span><text:span text:style-name="T1">&lt;/</text:span><text:span text:style-name="T3">div</text:span><text:span text:style-name="T1">&gt;</text:span></text:p>
      <text:p text:style-name="P1"><text:span text:style-name="T10"><text:s text:c="24"/></text:span><text:span text:style-name="T1">&lt;/</text:span><text:span text:style-name="T3">div</text:span><text:span text:style-name="T1">&gt;</text:span></text:p>
      <text:p text:style-name="P1"><text:span text:style-name="T10"><text:s text:c="20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/</text:span><text:span text:style-name="T3">div</text:span><text:span text:style-name="T1">&gt;</text:span></text:p>
      <text:p text:style-name="P1"><text:span text:style-name="T10"><text:s text:c="12"/></text:span><text:span text:style-name="T1">&lt;/</text:span><text:span text:style-name="T3">div</text:span><text:span text:style-name="T1">&gt;</text:span></text:p>
      <text:p text:style-name="P1"><text:span text:style-name="T10"><text:s text:c="12"/></text:span><text:span text:style-name="T1">&lt;</text:span><text:span text:style-name="T3">div</text:span> <text:span text:style-name="T8">class</text:span><text:span text:style-name="T10">=</text:span><text:span text:style-name="T14">"col-sm-6"</text:span><text:span text:style-name="T1">&gt;</text:span></text:p>
      <text:p text:style-name="P1"><text:span text:style-name="T10"><text:s text:c="16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20"/></text:span><text:span text:style-name="T1">&lt;</text:span><text:span text:style-name="T3">div</text:span> <text:span text:style-name="T8">class</text:span><text:span text:style-name="T10">=</text:span><text:span text:style-name="T14">"border"</text:span><text:span text:style-name="T1">&gt;</text:span></text:p>
      <text:p text:style-name="P1"><text:span text:style-name="T10"><text:s text:c="24"/></text:span><text:span text:style-name="T1">&lt;</text:span><text:span text:style-name="T3">h5</text:span><text:span text:style-name="T1">&gt;</text:span></text:p>
      <text:p text:style-name="P1"><text:span text:style-name="T10"><text:s text:c="28"/></text:span><text:span text:style-name="T1">&lt;</text:span><text:span text:style-name="T3">b</text:span><text:span text:style-name="T1">&gt;</text:span><text:span text:style-name="T10">RECENT TICKET</text:span><text:span text:style-name="T1">&lt;/</text:span><text:span text:style-name="T3">b</text:span><text:span text:style-name="T1">&gt;</text:span></text:p>
      <text:p text:style-name="P1"><text:span text:style-name="T10"><text:s text:c="24"/></text:span><text:span text:style-name="T1">&lt;/</text:span><text:span text:style-name="T3">h5</text:span><text:span text:style-name="T1">&gt;</text:span></text:p>
      <text:p text:style-name="P1"><text:span text:style-name="T10"><text:s text:c="24"/></text:span><text:span text:style-name="T1">&lt;</text:span><text:span text:style-name="T3">table</text:span> <text:span text:style-name="T8">class</text:span><text:span text:style-name="T10">=</text:span><text:span text:style-name="T14">"bottomBorder"</text:span><text:span text:style-name="T1">&gt;</text:span></text:p>
      <text:p text:style-name="P1"><text:soft-page-break/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Name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Title</text:span><text:span text:style-name="T1">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</text:span><text:span text:style-name="T10">Type</text:span><text:span text:style-name="T1">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Disk Usage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Full Drive</text:span><text:span text:style-name="T1">&lt;</text:span><text:span text:style-name="T3">b</text:span><text:span text:style-name="T1">&gt;&lt;/</text:span><text:span text:style-name="T3">b</text:span><text:span text:style-name="T1">&gt;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</text:span><text:span text:style-name="T10">IT</text:span><text:span text:style-name="T1">&lt;</text:span><text:span text:style-name="T3">b</text:span><text:span text:style-name="T1">&gt;&lt;/</text:span><text:span text:style-name="T3">b</text:span><text:span text:style-name="T1">&gt;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4"/></text:span><text:span text:style-name="T1">&lt;/</text:span><text:span text:style-name="T3">table</text:span><text:span text:style-name="T1">&gt;</text:span></text:p>
      <text:p text:style-name="P1"><text:span text:style-name="T10"><text:s text:c="20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20"/></text:span><text:span text:style-name="T1">&lt;</text:span><text:span text:style-name="T3">div</text:span> <text:span text:style-name="T8">class</text:span><text:span text:style-name="T10">=</text:span><text:span text:style-name="T14">"border"</text:span><text:span text:style-name="T1">&gt;</text:span></text:p>
      <text:p text:style-name="P1"><text:span text:style-name="T10"><text:s text:c="24"/></text:span><text:span text:style-name="T1">&lt;</text:span><text:span text:style-name="T3">input</text:span> <text:span text:style-name="T8">type</text:span><text:span text:style-name="T10">=</text:span><text:span text:style-name="T14">"image"</text:span> <text:span text:style-name="T8">alt</text:span><text:span text:style-name="T10">=</text:span><text:span text:style-name="T14">"submit"</text:span> <text:span text:style-name="T8">src</text:span><text:span text:style-name="T10">=</text:span><text:span text:style-name="T14">"Edit_icon.png"</text:span> <text:span text:style-name="T8">class</text:span><text:span text:style-name="T10">=</text:span><text:span text:style-name="T14">"edit"</text:span> <text:span text:style-name="T1">/&gt;</text:span></text:p>
      <text:p text:style-name="P1"><text:span text:style-name="T10"><text:s text:c="24"/></text:span><text:span text:style-name="T1">&lt;</text:span><text:span text:style-name="T3">h5</text:span> <text:span text:style-name="T8">style</text:span><text:span text:style-name="T10">="</text:span><text:span text:style-name="T8">color</text:span><text:span text:style-name="T10">: </text:span><text:span text:style-name="T17">Goldenrod</text:span><text:span text:style-name="T10">"</text:span><text:span text:style-name="T1">&gt;</text:span></text:p>
      <text:p text:style-name="P1"><text:span text:style-name="T10"><text:s text:c="28"/></text:span><text:span text:style-name="T1">&lt;</text:span><text:span text:style-name="T3">b</text:span><text:span text:style-name="T1">&gt;</text:span><text:span text:style-name="T10">YOUR PROFILE</text:span><text:span text:style-name="T1">&lt;/</text:span><text:span text:style-name="T3">b</text:span><text:span text:style-name="T1">&gt;</text:span></text:p>
      <text:p text:style-name="P1"><text:span text:style-name="T10"><text:s text:c="24"/></text:span><text:span text:style-name="T1">&lt;/</text:span><text:span text:style-name="T3">h5</text:span><text:span text:style-name="T1">&gt;</text:span></text:p>
      <text:p text:style-name="P1"><text:span text:style-name="T10"><text:s text:c="24"/></text:span><text:span text:style-name="T1">&lt;</text:span><text:span text:style-name="T3">table</text:span> <text:span text:style-name="T8">cellpadding</text:span><text:span text:style-name="T10">=</text:span><text:span text:style-name="T14">"10"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User Name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</text:span><text:span text:style-name="T10">harish.s</text:span><text:span text:style-name="T11">@solvedge.in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First Name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</text:span><text:span text:style-name="T11">Harish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Last Name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</text:span><text:span text:style-name="T11">Somanadhan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Contact Number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</text:span><text:span text:style-name="T10">Status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">&lt;</text:span><text:span text:style-name="T3">td</text:span><text:span text:style-name="T1">&gt;&lt;</text:span><text:span text:style-name="T3">b</text:span><text:span text:style-name="T1">&gt;</text:span><text:span text:style-name="T10">Active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Created Date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1">Jan</text:span><text:span text:style-name="T10"> 19, 2015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4"/></text:span><text:span text:style-name="T1">&lt;/</text:span><text:span text:style-name="T3">table</text:span><text:span text:style-name="T1">&gt;</text:span></text:p>
      <text:p text:style-name="P1"><text:span text:style-name="T10"><text:s text:c="20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</text:span><text:span text:style-name="T3">div</text:span> <text:span text:style-name="T8">class</text:span><text:span text:style-name="T10">=</text:span><text:span text:style-name="T14">"row"</text:span><text:span text:style-name="T1">&gt;</text:span></text:p>
      <text:p text:style-name="P1"><text:span text:style-name="T10"><text:s text:c="20"/></text:span><text:span text:style-name="T1">&lt;</text:span><text:span text:style-name="T3">div</text:span> <text:span text:style-name="T8">class</text:span><text:span text:style-name="T10">=</text:span><text:span text:style-name="T14">"border"</text:span> <text:span text:style-name="T9">Style</text:span><text:span text:style-name="T10">="</text:span><text:span text:style-name="T8">height</text:span><text:span text:style-name="T10">:</text:span><text:span text:style-name="T17">205px</text:span><text:span text:style-name="T10">"</text:span><text:span text:style-name="T1">&gt;</text:span></text:p>
      <text:p text:style-name="P1"><text:span text:style-name="T10"><text:s text:c="24"/></text:span><text:span text:style-name="T1">&lt;</text:span><text:span text:style-name="T3">input</text:span> <text:span text:style-name="T8">type</text:span><text:span text:style-name="T10">=</text:span><text:span text:style-name="T14">"image"</text:span> <text:span text:style-name="T8">alt</text:span><text:span text:style-name="T10">=</text:span><text:span text:style-name="T14">"submit"</text:span> <text:span text:style-name="T8">src</text:span><text:span text:style-name="T10">=</text:span><text:span text:style-name="T14">"Edit_icon.png"</text:span> <text:span text:style-name="T8">class</text:span><text:span text:style-name="T10">=</text:span><text:span text:style-name="T14">"edit"</text:span> <text:span text:style-name="T1">/&gt;</text:span></text:p>
      <text:p text:style-name="P1"><text:span text:style-name="T10"><text:s text:c="24"/></text:span><text:span text:style-name="T1">&lt;</text:span><text:span text:style-name="T3">h5</text:span> <text:span text:style-name="T8">style</text:span><text:span text:style-name="T10">="</text:span><text:span text:style-name="T8">color</text:span><text:span text:style-name="T10">: </text:span><text:span text:style-name="T17">Goldenrod</text:span><text:span text:style-name="T10">"</text:span><text:span text:style-name="T1">&gt;</text:span></text:p>
      <text:p text:style-name="P1"><text:span text:style-name="T10"><text:s text:c="28"/></text:span><text:span text:style-name="T1">&lt;</text:span><text:span text:style-name="T3">b</text:span><text:span text:style-name="T1">&gt;</text:span><text:span text:style-name="T10">EMERGENCY CONTACT INFO</text:span><text:span text:style-name="T1">&lt;/</text:span><text:span text:style-name="T3">b</text:span><text:span text:style-name="T1">&gt;</text:span></text:p>
      <text:p text:style-name="P1"><text:span text:style-name="T10"><text:s text:c="24"/></text:span><text:span text:style-name="T1">&lt;/</text:span><text:span text:style-name="T3">h5</text:span><text:span text:style-name="T1">&gt;</text:span></text:p>
      <text:p text:style-name="P1"><text:span text:style-name="T10"><text:s text:c="24"/></text:span><text:span text:style-name="T1">&lt;</text:span><text:span text:style-name="T3">table</text:span> <text:span text:style-name="T8">style</text:span><text:span text:style-name="T10">="</text:span><text:span text:style-name="T8">cellpadding</text:span><text:span text:style-name="T10">: </text:span><text:span text:style-name="T17">10</text:span><text:span text:style-name="T10">"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 Name 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S.Somanadhan 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 Relation 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oft-page-break/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Father 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 Contact Number 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32"/></text:span><text:span text:style-name="T1">&lt;</text:span><text:span text:style-name="T3">td</text:span><text:span text:style-name="T1">&gt;&lt;</text:span><text:span text:style-name="T3">b</text:span><text:span text:style-name="T1">&gt;</text:span><text:span text:style-name="T10"> </text:span><text:span text:style-name="T1">&lt;/</text:span><text:span text:style-name="T3">b</text:span><text:span text:style-name="T1">&gt;&lt;/</text:span><text:span text:style-name="T3">td</text:span><text:span text:style-name="T1">&gt;</text:span></text:p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8"/></text:span><text:span text:style-name="T1">&lt;</text:span><text:span text:style-name="T3">tr</text:span><text:span text:style-name="T1">&gt;</text:span></text:p>
      <text:p text:style-name="P1"/>
      <text:p text:style-name="P1"><text:span text:style-name="T10"><text:s text:c="28"/></text:span><text:span text:style-name="T1">&lt;/</text:span><text:span text:style-name="T3">tr</text:span><text:span text:style-name="T1">&gt;</text:span></text:p>
      <text:p text:style-name="P1"><text:span text:style-name="T10"><text:s text:c="24"/></text:span><text:span text:style-name="T1">&lt;/</text:span><text:span text:style-name="T3">table</text:span><text:span text:style-name="T1">&gt;</text:span></text:p>
      <text:p text:style-name="P1"><text:span text:style-name="T10"><text:s text:c="20"/></text:span><text:span text:style-name="T1">&lt;/</text:span><text:span text:style-name="T3">div</text:span><text:span text:style-name="T1">&gt;</text:span></text:p>
      <text:p text:style-name="P1"><text:span text:style-name="T10"><text:s text:c="16"/></text:span><text:span text:style-name="T1">&lt;/</text:span><text:span text:style-name="T3">div</text:span><text:span text:style-name="T1">&gt;</text:span></text:p>
      <text:p text:style-name="P1"><text:span text:style-name="T10"><text:s text:c="12"/></text:span><text:span text:style-name="T1">&lt;/</text:span><text:span text:style-name="T3">div</text:span><text:span text:style-name="T1">&gt;</text:span></text:p>
      <text:p text:style-name="P1"><text:span text:style-name="T10"><text:s text:c="8"/></text:span><text:span text:style-name="T1">&lt;/</text:span><text:span text:style-name="T3">div</text:span><text:span text:style-name="T1">&gt;</text:span></text:p>
      <text:p text:style-name="P1"><text:span text:style-name="T10"><text:s text:c="4"/></text:span><text:span text:style-name="T1">&lt;/</text:span><text:span text:style-name="T3">div</text:span><text:span text:style-name="T1">&gt;</text:span></text:p>
      <text:p text:style-name="P1"><text:span text:style-name="T10"><text:s text:c="4"/></text:span><text:span text:style-name="T1">&lt;</text:span><text:span text:style-name="T6">footer</text:span><text:span text:style-name="T1">&gt;&lt;</text:span><text:span text:style-name="T3">center</text:span><text:span text:style-name="T1">&gt;</text:span><text:span text:style-name="T13">&amp;copy;</text:span><text:span text:style-name="T10"> 2016 </text:span><text:span text:style-name="T11">Solvedge</text:span><text:span text:style-name="T10"> Inc | All Rights Reserved</text:span><text:span text:style-name="T1">&lt;/</text:span><text:span text:style-name="T3">center</text:span><text:span text:style-name="T1">&gt;&lt;/</text:span><text:span text:style-name="T3">footer</text:span><text:span text:style-name="T1">&gt;</text:span></text:p>
      <text:p text:style-name="P1"/>
      <text:p text:style-name="P1"><text:span text:style-name="T1">&lt;/</text:span><text:span text:style-name="T3">h:body</text:span><text:span text:style-name="T1">&gt;</text:span></text:p>
      <text:p text:style-name="P3"><text:span text:style-name="T2">&lt;/</text:span><text:span text:style-name="T7">html</text:span><text:span text:style-name="T2">&gt;</text:span><text:span text:style-name="T1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u </meta:initial-creator>
    <meta:creation-date>2016-12-01T16:18:20</meta:creation-date>
    <dc:date>2016-12-01T16:18:58</dc:date>
    <dc:creator>Prabu </dc:creator>
    <meta:editing-duration>P0D</meta:editing-duration>
    <meta:editing-cycles>1</meta:editing-cycles>
    <meta:document-statistic meta:table-count="0" meta:image-count="0" meta:object-count="0" meta:page-count="6" meta:paragraph-count="297" meta:word-count="551" meta:character-count="9617" meta:non-whitespace-character-count="5107"/>
    <meta:generator>LibreOffice/3.5$Linux_x86 LibreOffice_project/350m1$Build-2</meta:generator>
  </office:meta>
</office:document-meta>
</file>